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 Vu Sans Mono', 'Bitstream Vera Sans Mono', monospace"/>
    <style:font-face style:name="Lucida Grande" svg:font-family="'Lucida Grande', 'Lucida Sans Unicode', Geneva, Verdana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3">
      <style:paragraph-properties fo:margin-left="2.501cm" fo:margin-right="0cm" fo:text-indent="-0.635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5"/>
    <style:style style:name="T1" style:family="text">
      <style:text-properties fo:font-variant="normal" fo:text-transform="none" fo:color="#c60f0f" style:font-name="Lucida Grande" fo:font-size="10.5pt" fo:letter-spacing="normal" fo:font-style="normal" style:text-underline-style="none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 Book Krextown Penelitian</text:h>
      <text:p text:style-name="Text_20_body">Rabu, 20120509</text:p>
      <text:list xml:id="list1437580195" text:style-name="L5">
        <text:list-item>
          <text:p text:style-name="P7">Menghitung Clustering Coefficient menggunakan NetworkX: clustering(G[, nodes, weight]) Compute the clustering coefficient for nodes.</text:p>
        </text:list-item>
        <text:list-item>
          <text:p text:style-name="P7">Menghitung Clustering Coefficient menggunakan NetworkX: average_clustering(G[, nodes, weight, ..]) Compute the average clustering coefficient for the graph G.</text:p>
        </text:list-item>
        <text:list-item>
          <text:p text:style-name="P4">Menghitung Average Shortest Path Length menggunakan NetworkX: average_shortest_path_length(G, weight=None) Return the average shortest path length in the graph.</text:p>
        </text:list-item>
      </text:list>
      <text:p text:style-name="Text_20_body">Senin, 20120409</text:p>
      <text:list xml:id="list645423205" text:style-name="L1">
        <text:list-item>
          <text:p text:style-name="P6">Belajar dulu tentang degree centrality: Tulis, kasih contoh.</text:p>
        </text:list-item>
      </text:list>
      <text:p text:style-name="Standard">Rabu, 20120118</text:p>
      <text:list xml:id="list1921553311" text:style-name="L2">
        <text:list-item>
          <text:p text:style-name="P1">Membaca korpus tempo.</text:p>
        </text:list-item>
        <text:list-item>
          <text:p text:style-name="P1">Memasukkannya ke dalam nltk.Text.</text:p>
        </text:list-item>
      </text:list>
      <text:p text:style-name="Standard">Senin, 20120116</text:p>
      <text:list xml:id="list1865050519" text:style-name="L3">
        <text:list-item>
          <text:p text:style-name="P2">Coding Python untuk membaca Korpus Tempo.</text:p>
        </text:list-item>
        <text:list-item>
          <text:p text:style-name="P2">Digabungkan dengan package NetworkX untuk membangun graf.</text:p>
        </text:list-item>
        <text:list-item>
          <text:p text:style-name="P2">Coding Experience:</text:p>
        </text:list-item>
        <text:list-item>
          <text:p text:style-name="P5">Gimana caranya menggabungkan direktori korpus, tanpa harus memasukkannya ke dalam svn repository.</text:p>
        </text:list-item>
      </text:list>
      <text:p text:style-name="Standard">Minggu, 20111113</text:p>
      <text:list xml:id="list1932219236" text:style-name="L4">
        <text:list-item>
          <text:p text:style-name="P3">Log Book dimulai lagi.</text:p>
        </text:list-item>
        <text:list-item>
          <text:p text:style-name="P3">Fokus ke InfoMap, SemanticVector, dan NetworkX, Graph Mining. Dengan arah ke bahasa dan dokumen teks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Deja Vu Sans Mono', 'Bitstream Vera Sans Mono', monospace"/>
    <style:font-face style:name="Lucida Grande" svg:font-family="'Lucida Grande', 'Lucida Sans Unicode', Geneva, Verdana, sans-serif"/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F Usakti</meta:initial-creator>
    <meta:creation-date>2011-11-12T18:03:51.91</meta:creation-date>
    <dc:date>2012-05-09T15:06:03</dc:date>
    <dc:creator>Anung Ariwibowo</dc:creator>
    <meta:editing-duration>P2DT2H49M47S</meta:editing-duration>
    <meta:editing-cycles>4</meta:editing-cycles>
    <meta:generator>LibreOffice/3.4$Linux LibreOffice_project/340m1$Build-402</meta:generator>
    <meta:document-statistic meta:table-count="0" meta:image-count="0" meta:object-count="0" meta:page-count="1" meta:paragraph-count="18" meta:word-count="137" meta:character-count="1014" meta:non-whitespace-character-count="907"/>
  </office:meta>
</office:document-meta>
</file>